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EGA CHIPAYO, GRICE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6742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EGA CHIPAYO, GRICE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674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OPEZ VILLANUEVA, WILFREDO LU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7738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7</text:p>
          </table:table-cell>
          <table:table-cell table:style-name="Tableau1.D2" office:value-type="string">
            <text:p text:style-name="P13">26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9:54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